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Util.invoke( Object obj , String methodName , Class argType , Object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flectUtil.respondsTo( Object o , String method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flectUtil.Reflect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flectUtil.getField( Object obj , String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flectUtil.invoke( Object obj , String metho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flectUtil.toBuildException( Exception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flectUtil.throwBuildException( Exception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Util.invoke( Object obj , String methodName , Class argType1 , Object arg1 , Class argType2 , Object arg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flectUtil.invokeStatic( Object obj , String metho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